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dulerNotifyInputStream.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hedulerNotifyInputStream.read( byte [ ] b , int off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hedulerNotifyIn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rNotifyInputStream.SchedulerNotifyInputStream( InputStream in , TimeScheduler scheduler , String triggerName , int lengthR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